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.log( ServiceReference sr , int level , String msg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log( int level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setLogLevel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serviceChanged( Service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ogger.log( ServiceReference sr , int level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_log( ServiceReference sr , int level , String msg , Throwable throw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ger.getLog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log( int level , String msg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doLog( ServiceReference sr , int level , String msg , Throwable throwab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gger.setSystemBundleContex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startListeningForLog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ger.setLogger( Object log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gger.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ger._logReflectively( Object [ ] logger , ServiceReference sr , int level , String msg , Throwable throw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